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1.1875in"/>
    </style:style>
    <style:style style:name="Table1.B" style:family="table-column">
      <style:table-column-properties style:column-width="5.73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ff3300" officeooo:paragraph-rsid="00a4dfaf"/>
    </style:style>
    <style:style style:name="P2" style:family="paragraph" style:parent-style-name="Header_20_left">
      <style:text-properties style:font-name="Times New Roman1" officeooo:rsid="00a4dfaf" style:font-name-asian="Times New Roman1" style:font-name-complex="Times New Roman1"/>
    </style:style>
    <style:style style:name="P3" style:family="paragraph" style:parent-style-name="Text_20_body">
      <style:text-properties officeooo:rsid="001c9f7b" officeooo:paragraph-rsid="001c9f7b"/>
    </style:style>
    <style:style style:name="P4" style:family="paragraph" style:parent-style-name="Text_20_body">
      <style:text-properties officeooo:rsid="001c9f7b" officeooo:paragraph-rsid="00427a15"/>
    </style:style>
    <style:style style:name="P5" style:family="paragraph" style:parent-style-name="Text_20_body">
      <style:text-properties officeooo:rsid="002ae433" officeooo:paragraph-rsid="00305b59"/>
    </style:style>
    <style:style style:name="P6" style:family="paragraph" style:parent-style-name="Text_20_body">
      <style:text-properties officeooo:rsid="0046acff" officeooo:paragraph-rsid="0046acff"/>
    </style:style>
    <style:style style:name="P7" style:family="paragraph" style:parent-style-name="Text_20_body">
      <style:text-properties officeooo:rsid="004e8cda" officeooo:paragraph-rsid="004e8cda"/>
    </style:style>
    <style:style style:name="P8" style:family="paragraph" style:parent-style-name="Text_20_body">
      <style:text-properties officeooo:rsid="00305b59" officeooo:paragraph-rsid="00305b59"/>
    </style:style>
    <style:style style:name="P9" style:family="paragraph" style:parent-style-name="Text_20_body">
      <style:paragraph-properties fo:text-align="start" style:justify-single-word="false"/>
      <style:text-properties officeooo:rsid="006c2515" officeooo:paragraph-rsid="006c2515"/>
    </style:style>
    <style:style style:name="P10" style:family="paragraph" style:parent-style-name="Text_20_body">
      <style:paragraph-properties fo:text-align="start" style:justify-single-word="false"/>
      <style:text-properties officeooo:rsid="006c2515" officeooo:paragraph-rsid="006e4e00"/>
    </style:style>
    <style:style style:name="P11" style:family="paragraph" style:parent-style-name="Text_20_body">
      <style:text-properties officeooo:paragraph-rsid="001d0c99"/>
    </style:style>
    <style:style style:name="P12" style:family="paragraph" style:parent-style-name="Text_20_body">
      <style:text-properties officeooo:rsid="007c906c" officeooo:paragraph-rsid="007c906c"/>
    </style:style>
    <style:style style:name="P13" style:family="paragraph" style:parent-style-name="Text_20_body">
      <style:text-properties officeooo:rsid="007fffd6" officeooo:paragraph-rsid="00aa14cf"/>
    </style:style>
    <style:style style:name="P14" style:family="paragraph" style:parent-style-name="Text_20_body">
      <style:text-properties officeooo:rsid="007fffd6" officeooo:paragraph-rsid="00dc11c3"/>
    </style:style>
    <style:style style:name="P15" style:family="paragraph" style:parent-style-name="Text_20_body">
      <style:text-properties officeooo:rsid="008436b1" officeooo:paragraph-rsid="008436b1"/>
    </style:style>
    <style:style style:name="P16" style:family="paragraph" style:parent-style-name="Text_20_body">
      <style:text-properties officeooo:rsid="008e5e30" officeooo:paragraph-rsid="008e5e30"/>
    </style:style>
    <style:style style:name="P17" style:family="paragraph" style:parent-style-name="Text_20_body">
      <style:text-properties officeooo:rsid="008f3cc6" officeooo:paragraph-rsid="00900a59"/>
    </style:style>
    <style:style style:name="P18" style:family="paragraph" style:parent-style-name="Text_20_body">
      <style:text-properties officeooo:rsid="00e41c4d" officeooo:paragraph-rsid="00e41c4d"/>
    </style:style>
    <style:style style:name="P19" style:family="paragraph" style:parent-style-name="Text_20_body">
      <style:text-properties officeooo:rsid="00fb1ee8" officeooo:paragraph-rsid="00fb1ee8"/>
    </style:style>
    <style:style style:name="P20" style:family="paragraph" style:parent-style-name="Text_20_body">
      <style:text-properties officeooo:rsid="00ca42bd" officeooo:paragraph-rsid="01649c5b"/>
    </style:style>
    <style:style style:name="P21" style:family="paragraph" style:parent-style-name="Text_20_body">
      <style:text-properties officeooo:rsid="016fa506" officeooo:paragraph-rsid="0174d82b"/>
    </style:style>
    <style:style style:name="P22" style:family="paragraph" style:parent-style-name="Text_20_body">
      <style:paragraph-properties fo:text-align="start" style:justify-single-word="false" fo:padding="0.0291in" fo:border-left="none" fo:border-right="none" fo:border-top="none" fo:border-bottom="0.06pt solid #000000" style:join-border="false"/>
      <style:text-properties officeooo:rsid="006c2515" officeooo:paragraph-rsid="0075c983"/>
    </style:style>
    <style:style style:name="P23" style:family="paragraph" style:parent-style-name="Title">
      <style:paragraph-properties fo:text-align="start" style:justify-single-word="false"/>
      <style:text-properties fo:color="#0066cc" officeooo:rsid="001b0551" officeooo:paragraph-rsid="001b0551"/>
    </style:style>
    <style:style style:name="P24" style:family="paragraph" style:parent-style-name="Table_20_Contents">
      <style:paragraph-properties fo:text-align="center" style:justify-single-word="false"/>
      <style:text-properties fo:font-size="12pt" fo:font-weight="bold" officeooo:rsid="00ae4b99" officeooo:paragraph-rsid="00ae4b99" style:font-weight-asian="bold" style:font-weight-complex="bold"/>
    </style:style>
    <style:style style:name="P25" style:family="paragraph" style:parent-style-name="Table_20_Contents">
      <style:paragraph-properties fo:text-align="center" style:justify-single-word="false"/>
      <style:text-properties fo:font-size="12pt" fo:font-weight="bold" officeooo:rsid="00aec77c" officeooo:paragraph-rsid="00aec77c" style:font-weight-asian="bold" style:font-weight-complex="bold"/>
    </style:style>
    <style:style style:name="P26" style:family="paragraph" style:parent-style-name="Table_20_Contents">
      <style:paragraph-properties fo:text-align="center" style:justify-single-word="false"/>
      <style:text-properties fo:font-size="12pt" officeooo:rsid="00b0d85a" officeooo:paragraph-rsid="00b0d85a"/>
    </style:style>
    <style:style style:name="P27" style:family="paragraph" style:parent-style-name="Table_20_Contents">
      <style:paragraph-properties fo:text-align="center" style:justify-single-word="false"/>
      <style:text-properties fo:font-size="12pt" officeooo:rsid="00b2b631" officeooo:paragraph-rsid="00b2b631"/>
    </style:style>
    <style:style style:name="P28" style:family="paragraph" style:parent-style-name="Table_20_Contents">
      <style:paragraph-properties fo:text-align="center" style:justify-single-word="false"/>
      <style:text-properties fo:font-size="12pt" officeooo:rsid="00b3cc95" officeooo:paragraph-rsid="00b3cc95"/>
    </style:style>
    <style:style style:name="P29" style:family="paragraph" style:parent-style-name="Table_20_Contents">
      <style:paragraph-properties fo:text-align="center" style:justify-single-word="false"/>
      <style:text-properties fo:font-size="12pt" officeooo:rsid="00b60a37" officeooo:paragraph-rsid="00b60a37"/>
    </style:style>
    <style:style style:name="P30" style:family="paragraph" style:parent-style-name="Table_20_Contents">
      <style:paragraph-properties fo:text-align="center" style:justify-single-word="false"/>
      <style:text-properties fo:font-size="12pt" officeooo:rsid="00b6821d" officeooo:paragraph-rsid="00b6821d"/>
    </style:style>
    <style:style style:name="P31" style:family="paragraph" style:parent-style-name="Table_20_Contents">
      <style:paragraph-properties fo:text-align="center" style:justify-single-word="false"/>
      <style:text-properties fo:font-size="12pt" officeooo:rsid="00b7362a" officeooo:paragraph-rsid="00b7362a"/>
    </style:style>
    <style:style style:name="P32" style:family="paragraph" style:parent-style-name="Table_20_Contents">
      <style:paragraph-properties fo:text-align="center" style:justify-single-word="false"/>
      <style:text-properties fo:font-size="12pt" officeooo:rsid="00b7a820" officeooo:paragraph-rsid="00b7a820"/>
    </style:style>
    <style:style style:name="P33" style:family="paragraph" style:parent-style-name="Table_20_Contents">
      <style:paragraph-properties fo:text-align="center" style:justify-single-word="false"/>
      <style:text-properties fo:font-size="12pt" officeooo:rsid="00b8aa77" officeooo:paragraph-rsid="00b8aa77"/>
    </style:style>
    <style:style style:name="P34" style:family="paragraph" style:parent-style-name="Table_20_Contents">
      <style:paragraph-properties fo:text-align="center" style:justify-single-word="false"/>
      <style:text-properties fo:font-size="12pt" officeooo:rsid="00bab0d3" officeooo:paragraph-rsid="00bab0d3"/>
    </style:style>
    <style:style style:name="P35" style:family="paragraph" style:parent-style-name="Table">
      <style:text-properties officeooo:rsid="007fffd6"/>
    </style:style>
    <style:style style:name="P36" style:family="paragraph" style:parent-style-name="Table">
      <style:paragraph-properties fo:keep-with-next="always"/>
    </style:style>
    <style:style style:name="P37" style:family="paragraph" style:parent-style-name="Text_20_body">
      <style:text-properties officeooo:rsid="006e4e00" officeooo:paragraph-rsid="0174d82b"/>
    </style:style>
    <style:style style:name="P38" style:family="paragraph" style:parent-style-name="Text_20_body" style:list-style-name="L1">
      <style:text-properties officeooo:rsid="002cb056" officeooo:paragraph-rsid="002cb056"/>
    </style:style>
    <style:style style:name="P39" style:family="paragraph" style:parent-style-name="Text_20_body" style:list-style-name="L1">
      <style:text-properties officeooo:rsid="003a9a79" officeooo:paragraph-rsid="003a9a79"/>
    </style:style>
    <style:style style:name="P40" style:family="paragraph" style:parent-style-name="Text_20_body" style:list-style-name="L1">
      <style:text-properties officeooo:rsid="003cc559" officeooo:paragraph-rsid="003cc559"/>
    </style:style>
    <style:style style:name="P41" style:family="paragraph" style:parent-style-name="Text_20_body" style:list-style-name="L1">
      <style:text-properties officeooo:rsid="003dc60b" officeooo:paragraph-rsid="003dc60b"/>
    </style:style>
    <style:style style:name="P42" style:family="paragraph" style:parent-style-name="Text_20_body" style:list-style-name="L2">
      <style:text-properties officeooo:rsid="0046acff" officeooo:paragraph-rsid="0046acff"/>
    </style:style>
    <style:style style:name="P43" style:family="paragraph" style:parent-style-name="Text_20_body" style:list-style-name="L2">
      <style:text-properties officeooo:rsid="0049851f" officeooo:paragraph-rsid="0049851f"/>
    </style:style>
    <style:style style:name="P44" style:family="paragraph" style:parent-style-name="Text_20_body" style:list-style-name="L2">
      <style:text-properties officeooo:rsid="00535e61" officeooo:paragraph-rsid="00555bb6"/>
    </style:style>
    <style:style style:name="P45" style:family="paragraph" style:parent-style-name="Text_20_body" style:list-style-name="L2">
      <style:text-properties officeooo:rsid="004e8cda" officeooo:paragraph-rsid="004e8cda"/>
    </style:style>
    <style:style style:name="P46" style:family="paragraph" style:parent-style-name="Text_20_body" style:list-style-name="L2">
      <style:text-properties officeooo:rsid="004f9d7c" officeooo:paragraph-rsid="004f9d7c"/>
    </style:style>
    <style:style style:name="P47" style:family="paragraph" style:parent-style-name="Text_20_body" style:list-style-name="L2">
      <style:text-properties officeooo:rsid="0058e8e3" officeooo:paragraph-rsid="0058e8e3"/>
    </style:style>
    <style:style style:name="P48" style:family="paragraph" style:parent-style-name="Text_20_body">
      <style:text-properties officeooo:rsid="0139c020" officeooo:paragraph-rsid="0139c020"/>
    </style:style>
    <style:style style:name="P49" style:family="paragraph" style:parent-style-name="Heading_20_1">
      <style:text-properties officeooo:rsid="015adc5f" officeooo:paragraph-rsid="015adc5f"/>
    </style:style>
    <style:style style:name="P50" style:family="paragraph" style:parent-style-name="Heading_20_1">
      <style:text-properties officeooo:rsid="015bd19e" officeooo:paragraph-rsid="015bd19e"/>
    </style:style>
    <style:style style:name="P51" style:family="paragraph" style:parent-style-name="Heading_20_1">
      <style:text-properties officeooo:rsid="001c9f7b" officeooo:paragraph-rsid="001c9f7b"/>
    </style:style>
    <style:style style:name="P52" style:family="paragraph" style:parent-style-name="Heading_20_1">
      <style:text-properties officeooo:rsid="001d0c99" officeooo:paragraph-rsid="001d0c99"/>
    </style:style>
    <style:style style:name="P53" style:family="paragraph" style:parent-style-name="Heading_20_1">
      <style:text-properties officeooo:rsid="0022a748" officeooo:paragraph-rsid="0022a748"/>
    </style:style>
    <style:style style:name="P54" style:family="paragraph" style:parent-style-name="Heading_20_1">
      <style:text-properties officeooo:rsid="0155d6ca" officeooo:paragraph-rsid="0155d6ca"/>
    </style:style>
    <style:style style:name="T1" style:family="text">
      <style:text-properties officeooo:rsid="00a4dfaf"/>
    </style:style>
    <style:style style:name="T2" style:family="text">
      <style:text-properties style:font-name="Times New Roman1" style:font-name-asian="Times New Roman1" style:font-name-complex="Times New Roman1"/>
    </style:style>
    <style:style style:name="T3" style:family="text">
      <style:text-properties style:font-name="Times New Roman1" officeooo:rsid="007d6054" style:font-name-asian="Times New Roman1" style:font-name-complex="Times New Roman1"/>
    </style:style>
    <style:style style:name="T4" style:family="text">
      <style:text-properties style:font-name="Times New Roman1" officeooo:rsid="00a4dfaf" style:font-name-asian="Times New Roman1" style:font-name-complex="Times New Roman1"/>
    </style:style>
    <style:style style:name="T5" style:family="text">
      <style:text-properties style:font-name="Times New Roman1" officeooo:rsid="00276829" style:font-name-asian="Times New Roman1" style:font-name-complex="Times New Roman1"/>
    </style:style>
    <style:style style:name="T6" style:family="text">
      <style:text-properties style:font-name="Times New Roman1" officeooo:rsid="008518ed" style:font-name-asian="Times New Roman1" style:font-name-complex="Times New Roman1"/>
    </style:style>
    <style:style style:name="T7" style:family="text">
      <style:text-properties style:font-name="Times New Roman1" officeooo:rsid="00853ca1" style:font-name-asian="Times New Roman1" style:font-name-complex="Times New Roman1"/>
    </style:style>
    <style:style style:name="T8" style:family="text">
      <style:text-properties style:font-name="Times New Roman1" officeooo:rsid="00867fba" style:font-name-asian="Times New Roman1" style:font-name-complex="Times New Roman1"/>
    </style:style>
    <style:style style:name="T9" style:family="text">
      <style:text-properties style:font-name="Times New Roman1" officeooo:rsid="0088565a" style:font-name-asian="Times New Roman1" style:font-name-complex="Times New Roman1"/>
    </style:style>
    <style:style style:name="T10" style:family="text">
      <style:text-properties style:font-name="Times New Roman1" officeooo:rsid="00886817" style:font-name-asian="Times New Roman1" style:font-name-complex="Times New Roman1"/>
    </style:style>
    <style:style style:name="T11" style:family="text">
      <style:text-properties style:font-name="Times New Roman1" officeooo:rsid="008a05f6" style:font-name-asian="Times New Roman1" style:font-name-complex="Times New Roman1"/>
    </style:style>
    <style:style style:name="T12" style:family="text">
      <style:text-properties style:font-name="Times New Roman1" officeooo:rsid="008a7787" style:font-name-asian="Times New Roman1" style:font-name-complex="Times New Roman1"/>
    </style:style>
    <style:style style:name="T13" style:family="text">
      <style:text-properties style:font-name="Times New Roman1" officeooo:rsid="008bf7cd" style:font-name-asian="Times New Roman1" style:font-name-complex="Times New Roman1"/>
    </style:style>
    <style:style style:name="T14" style:family="text">
      <style:text-properties style:font-name="Times New Roman1" officeooo:rsid="008bf94c" style:font-name-asian="Times New Roman1" style:font-name-complex="Times New Roman1"/>
    </style:style>
    <style:style style:name="T15" style:family="text">
      <style:text-properties style:font-name="Times New Roman1" officeooo:rsid="008ca2c1" style:font-name-asian="Times New Roman1" style:font-name-complex="Times New Roman1"/>
    </style:style>
    <style:style style:name="T16" style:family="text">
      <style:text-properties style:font-name="Times New Roman1" officeooo:rsid="008cf677" style:font-name-asian="Times New Roman1" style:font-name-complex="Times New Roman1"/>
    </style:style>
    <style:style style:name="T17" style:family="text">
      <style:text-properties style:font-name="Times New Roman1" officeooo:rsid="00900a59" style:font-name-asian="Times New Roman1" style:font-name-complex="Times New Roman1"/>
    </style:style>
    <style:style style:name="T18" style:family="text">
      <style:text-properties style:font-name="Times New Roman1" officeooo:rsid="00908441" style:font-name-asian="Times New Roman1" style:font-name-complex="Times New Roman1"/>
    </style:style>
    <style:style style:name="T19" style:family="text">
      <style:text-properties style:font-name="Times New Roman1" officeooo:rsid="00927df3" style:font-name-asian="Times New Roman1" style:font-name-complex="Times New Roman1"/>
    </style:style>
    <style:style style:name="T20" style:family="text">
      <style:text-properties style:font-name="Times New Roman1" officeooo:rsid="0092d906" style:font-name-asian="Times New Roman1" style:font-name-complex="Times New Roman1"/>
    </style:style>
    <style:style style:name="T21" style:family="text">
      <style:text-properties style:font-name="Times New Roman1" officeooo:rsid="0094be76" style:font-name-asian="Times New Roman1" style:font-name-complex="Times New Roman1"/>
    </style:style>
    <style:style style:name="T22" style:family="text">
      <style:text-properties style:font-name="Times New Roman1" officeooo:rsid="009556ae" style:font-name-asian="Times New Roman1" style:font-name-complex="Times New Roman1"/>
    </style:style>
    <style:style style:name="T23" style:family="text">
      <style:text-properties style:font-name="Times New Roman1" officeooo:rsid="0096f56e" style:font-name-asian="Times New Roman1" style:font-name-complex="Times New Roman1"/>
    </style:style>
    <style:style style:name="T24" style:family="text">
      <style:text-properties style:font-name="Times New Roman1" officeooo:rsid="0097998f" style:font-name-asian="Times New Roman1" style:font-name-complex="Times New Roman1"/>
    </style:style>
    <style:style style:name="T25" style:family="text">
      <style:text-properties style:font-name="Times New Roman1" officeooo:rsid="0098b375" style:font-name-asian="Times New Roman1" style:font-name-complex="Times New Roman1"/>
    </style:style>
    <style:style style:name="T26" style:family="text">
      <style:text-properties style:font-name="Times New Roman1" officeooo:rsid="0099ed5a" style:font-name-asian="Times New Roman1" style:font-name-complex="Times New Roman1"/>
    </style:style>
    <style:style style:name="T27" style:family="text">
      <style:text-properties style:font-name="Times New Roman1" officeooo:rsid="009b8732" style:font-name-asian="Times New Roman1" style:font-name-complex="Times New Roman1"/>
    </style:style>
    <style:style style:name="T28" style:family="text">
      <style:text-properties style:font-name="Times New Roman1" officeooo:rsid="009d42b4" style:font-name-asian="Times New Roman1" style:font-name-complex="Times New Roman1"/>
    </style:style>
    <style:style style:name="T29" style:family="text">
      <style:text-properties style:font-name="Times New Roman1" officeooo:rsid="00bdef54" style:font-name-asian="Times New Roman1" style:font-name-complex="Times New Roman1"/>
    </style:style>
    <style:style style:name="T30" style:family="text">
      <style:text-properties style:font-name="Times New Roman1" officeooo:rsid="00bfaee5" style:font-name-asian="Times New Roman1" style:font-name-complex="Times New Roman1"/>
    </style:style>
    <style:style style:name="T31" style:family="text">
      <style:text-properties style:font-name="Times New Roman1" officeooo:rsid="00c11818" style:font-name-asian="Times New Roman1" style:font-name-complex="Times New Roman1"/>
    </style:style>
    <style:style style:name="T32" style:family="text">
      <style:text-properties style:font-name="Times New Roman1" officeooo:rsid="00c1e4d9" style:font-name-asian="Times New Roman1" style:font-name-complex="Times New Roman1"/>
    </style:style>
    <style:style style:name="T33" style:family="text">
      <style:text-properties style:font-name="Times New Roman1" officeooo:rsid="00c32abc" style:font-name-asian="Times New Roman1" style:font-name-complex="Times New Roman1"/>
    </style:style>
    <style:style style:name="T34" style:family="text">
      <style:text-properties style:font-name="Times New Roman1" officeooo:rsid="00c33425" style:font-name-asian="Times New Roman1" style:font-name-complex="Times New Roman1"/>
    </style:style>
    <style:style style:name="T35" style:family="text">
      <style:text-properties style:font-name="Times New Roman1" officeooo:rsid="00c3509a" style:font-name-asian="Times New Roman1" style:font-name-complex="Times New Roman1"/>
    </style:style>
    <style:style style:name="T36" style:family="text">
      <style:text-properties style:font-name="Times New Roman1" officeooo:rsid="00df29a3" style:font-name-asian="Times New Roman1" style:font-name-complex="Times New Roman1"/>
    </style:style>
    <style:style style:name="T37" style:family="text">
      <style:text-properties style:font-name="Times New Roman1" officeooo:rsid="00e094bf" style:font-name-asian="Times New Roman1" style:font-name-complex="Times New Roman1"/>
    </style:style>
    <style:style style:name="T38" style:family="text">
      <style:text-properties style:font-name="Times New Roman1" officeooo:rsid="00e26248" style:font-name-asian="Times New Roman1" style:font-name-complex="Times New Roman1"/>
    </style:style>
    <style:style style:name="T39" style:family="text">
      <style:text-properties style:font-name="Times New Roman1" officeooo:rsid="010bc59a" style:font-name-asian="Times New Roman1" style:font-name-complex="Times New Roman1"/>
    </style:style>
    <style:style style:name="T40" style:family="text">
      <style:text-properties style:font-name="Times New Roman1" officeooo:rsid="010c2081" style:font-name-asian="Times New Roman1" style:font-name-complex="Times New Roman1"/>
    </style:style>
    <style:style style:name="T41" style:family="text">
      <style:text-properties style:font-name="Times New Roman1" officeooo:rsid="010ddb7f" style:font-name-asian="Times New Roman1" style:font-name-complex="Times New Roman1"/>
    </style:style>
    <style:style style:name="T42" style:family="text">
      <style:text-properties style:font-name="Times New Roman1" officeooo:rsid="0128dc09" style:font-name-asian="Times New Roman1" style:font-name-complex="Times New Roman1"/>
    </style:style>
    <style:style style:name="T43" style:family="text">
      <style:text-properties style:font-name="Times New Roman1" officeooo:rsid="012c9695" style:font-name-asian="Times New Roman1" style:font-name-complex="Times New Roman1"/>
    </style:style>
    <style:style style:name="T44" style:family="text">
      <style:text-properties style:font-name="Times New Roman1" officeooo:rsid="012cab74" style:font-name-asian="Times New Roman1" style:font-name-complex="Times New Roman1"/>
    </style:style>
    <style:style style:name="T45" style:family="text">
      <style:text-properties style:font-name="Times New Roman1" officeooo:rsid="012e7f44" style:font-name-asian="Times New Roman1" style:font-name-complex="Times New Roman1"/>
    </style:style>
    <style:style style:name="T46" style:family="text">
      <style:text-properties style:font-name="Times New Roman1" officeooo:rsid="012e9fe3" style:font-name-asian="Times New Roman1" style:font-name-complex="Times New Roman1"/>
    </style:style>
    <style:style style:name="T47" style:family="text">
      <style:text-properties style:font-name="Times New Roman1" officeooo:rsid="012fcf0c" style:font-name-asian="Times New Roman1" style:font-name-complex="Times New Roman1"/>
    </style:style>
    <style:style style:name="T48" style:family="text">
      <style:text-properties style:font-name="Times New Roman1" officeooo:rsid="014a3828" style:font-name-asian="Times New Roman1" style:font-name-complex="Times New Roman1"/>
    </style:style>
    <style:style style:name="T49" style:family="text">
      <style:text-properties style:font-name="Times New Roman1" officeooo:rsid="014ab28e" style:font-name-asian="Times New Roman1" style:font-name-complex="Times New Roman1"/>
    </style:style>
    <style:style style:name="T50" style:family="text">
      <style:text-properties style:font-name="Times New Roman1" officeooo:rsid="014b9825" style:font-name-asian="Times New Roman1" style:font-name-complex="Times New Roman1"/>
    </style:style>
    <style:style style:name="T51" style:family="text">
      <style:text-properties style:font-name="Times New Roman1" officeooo:rsid="014d2853" style:font-name-asian="Times New Roman1" style:font-name-complex="Times New Roman1"/>
    </style:style>
    <style:style style:name="T52" style:family="text">
      <style:text-properties officeooo:rsid="0020776c"/>
    </style:style>
    <style:style style:name="T53" style:family="text">
      <style:text-properties officeooo:rsid="0021f229"/>
    </style:style>
    <style:style style:name="T54" style:family="text">
      <style:text-properties officeooo:rsid="00276829"/>
    </style:style>
    <style:style style:name="T55" style:family="text">
      <style:text-properties officeooo:rsid="0027e2f8"/>
    </style:style>
    <style:style style:name="T56" style:family="text">
      <style:text-properties officeooo:rsid="002885d8"/>
    </style:style>
    <style:style style:name="T57" style:family="text">
      <style:text-properties fo:font-style="italic" style:font-style-asian="italic" style:font-style-complex="italic"/>
    </style:style>
    <style:style style:name="T58" style:family="text">
      <style:text-properties fo:font-style="italic" officeooo:rsid="00339a2f" style:font-style-asian="italic" style:font-style-complex="italic"/>
    </style:style>
    <style:style style:name="T59" style:family="text">
      <style:text-properties fo:font-style="italic" officeooo:rsid="005a6ed5" style:font-style-asian="italic" style:font-style-complex="italic"/>
    </style:style>
    <style:style style:name="T60" style:family="text">
      <style:text-properties officeooo:rsid="00305b59"/>
    </style:style>
    <style:style style:name="T61" style:family="text">
      <style:text-properties fo:font-style="normal" officeooo:rsid="00339a2f" style:font-style-asian="normal" style:font-style-complex="normal"/>
    </style:style>
    <style:style style:name="T62" style:family="text">
      <style:text-properties fo:font-style="normal" officeooo:rsid="003596fe" style:font-style-asian="normal" style:font-style-complex="normal"/>
    </style:style>
    <style:style style:name="T63" style:family="text">
      <style:text-properties fo:font-style="normal" officeooo:rsid="0035f350" style:font-style-asian="normal" style:font-style-complex="normal"/>
    </style:style>
    <style:style style:name="T64" style:family="text">
      <style:text-properties fo:font-style="normal" officeooo:rsid="0035fe59" style:font-style-asian="normal" style:font-style-complex="normal"/>
    </style:style>
    <style:style style:name="T65" style:family="text">
      <style:text-properties fo:font-style="normal" officeooo:rsid="003644f3" style:font-style-asian="normal" style:font-style-complex="normal"/>
    </style:style>
    <style:style style:name="T66" style:family="text">
      <style:text-properties fo:font-style="normal" officeooo:rsid="00380a18" style:font-style-asian="normal" style:font-style-complex="normal"/>
    </style:style>
    <style:style style:name="T67" style:family="text">
      <style:text-properties fo:font-style="normal" officeooo:rsid="005a6ed5" style:font-style-asian="normal" style:font-style-complex="normal"/>
    </style:style>
    <style:style style:name="T68" style:family="text">
      <style:text-properties fo:font-style="normal" officeooo:rsid="005ab95b" style:font-style-asian="normal" style:font-style-complex="normal"/>
    </style:style>
    <style:style style:name="T69" style:family="text">
      <style:text-properties fo:font-style="normal" officeooo:rsid="005bad84" style:font-style-asian="normal" style:font-style-complex="normal"/>
    </style:style>
    <style:style style:name="T70" style:family="text">
      <style:text-properties officeooo:rsid="003ae64e"/>
    </style:style>
    <style:style style:name="T71" style:family="text">
      <style:text-properties officeooo:rsid="003eb669"/>
    </style:style>
    <style:style style:name="T72" style:family="text">
      <style:text-properties officeooo:rsid="0043dfa7"/>
    </style:style>
    <style:style style:name="T73" style:family="text">
      <style:text-properties officeooo:rsid="00471c37"/>
    </style:style>
    <style:style style:name="T74" style:family="text">
      <style:text-properties officeooo:rsid="004a7f46"/>
    </style:style>
    <style:style style:name="T75" style:family="text">
      <style:text-properties officeooo:rsid="00518ad1"/>
    </style:style>
    <style:style style:name="T76" style:family="text">
      <style:text-properties officeooo:rsid="00555bb6"/>
    </style:style>
    <style:style style:name="T77" style:family="text">
      <style:text-properties officeooo:rsid="00570112"/>
    </style:style>
    <style:style style:name="T78" style:family="text">
      <style:text-properties officeooo:rsid="0058773e"/>
    </style:style>
    <style:style style:name="T79" style:family="text">
      <style:text-properties officeooo:rsid="005a631a"/>
    </style:style>
    <style:style style:name="T80" style:family="text">
      <style:text-properties officeooo:rsid="00610867"/>
    </style:style>
    <style:style style:name="T81" style:family="text">
      <style:text-properties officeooo:rsid="00619ff8"/>
    </style:style>
    <style:style style:name="T82" style:family="text">
      <style:text-properties officeooo:rsid="00621ce5"/>
    </style:style>
    <style:style style:name="T83" style:family="text">
      <style:text-properties officeooo:rsid="00631b48"/>
    </style:style>
    <style:style style:name="T84" style:family="text">
      <style:text-properties fo:color="#0066cc" fo:font-weight="bold" style:font-weight-asian="bold" style:font-weight-complex="bold"/>
    </style:style>
    <style:style style:name="T85" style:family="text">
      <style:text-properties officeooo:rsid="006cda87"/>
    </style:style>
    <style:style style:name="T86" style:family="text">
      <style:text-properties officeooo:rsid="006e4e00"/>
    </style:style>
    <style:style style:name="T87" style:family="text">
      <style:text-properties officeooo:rsid="00729bc6"/>
    </style:style>
    <style:style style:name="T88" style:family="text">
      <style:text-properties officeooo:rsid="007d6054"/>
    </style:style>
    <style:style style:name="T89" style:family="text">
      <style:text-properties officeooo:rsid="0081760b"/>
    </style:style>
    <style:style style:name="T90" style:family="text">
      <style:text-properties officeooo:rsid="00900a59"/>
    </style:style>
    <style:style style:name="T91" style:family="text">
      <style:text-properties officeooo:rsid="00b47e41"/>
    </style:style>
    <style:style style:name="T92" style:family="text">
      <style:text-properties style:text-position="super 58%"/>
    </style:style>
    <style:style style:name="T93" style:family="text">
      <style:text-properties officeooo:rsid="00b6b624"/>
    </style:style>
    <style:style style:name="T94" style:family="text">
      <style:text-properties officeooo:rsid="00ba2dc8"/>
    </style:style>
    <style:style style:name="T95" style:family="text">
      <style:text-properties officeooo:rsid="00ba3028"/>
    </style:style>
    <style:style style:name="T96" style:family="text">
      <style:text-properties officeooo:rsid="00de13f5"/>
    </style:style>
    <style:style style:name="T97" style:family="text">
      <style:text-properties officeooo:rsid="01132d77"/>
    </style:style>
    <style:style style:name="T98" style:family="text">
      <style:text-properties officeooo:rsid="01142c6a"/>
    </style:style>
    <style:style style:name="T99" style:family="text">
      <style:text-properties officeooo:rsid="01173836"/>
    </style:style>
    <style:style style:name="T100" style:family="text">
      <style:text-properties officeooo:rsid="0119197f"/>
    </style:style>
    <style:style style:name="T101" style:family="text">
      <style:text-properties officeooo:rsid="01195689"/>
    </style:style>
    <style:style style:name="T102" style:family="text">
      <style:text-properties officeooo:rsid="011a5933"/>
    </style:style>
    <style:style style:name="T103" style:family="text">
      <style:text-properties officeooo:rsid="011b4980"/>
    </style:style>
    <style:style style:name="T104" style:family="text">
      <style:text-properties officeooo:rsid="011c5080"/>
    </style:style>
    <style:style style:name="T105" style:family="text">
      <style:text-properties officeooo:rsid="011c9d85"/>
    </style:style>
    <style:style style:name="T106" style:family="text">
      <style:text-properties officeooo:rsid="011ca96d"/>
    </style:style>
    <style:style style:name="T107" style:family="text">
      <style:text-properties officeooo:rsid="011ea394"/>
    </style:style>
    <style:style style:name="T108" style:family="text">
      <style:text-properties officeooo:rsid="01200ec7"/>
    </style:style>
    <style:style style:name="T109" style:family="text">
      <style:text-properties officeooo:rsid="012221a3"/>
    </style:style>
    <style:style style:name="T110" style:family="text">
      <style:text-properties officeooo:rsid="0123b296"/>
    </style:style>
    <style:style style:name="T111" style:family="text">
      <style:text-properties officeooo:rsid="0124fc8b"/>
    </style:style>
    <style:style style:name="T112" style:family="text">
      <style:text-properties officeooo:rsid="01263c8d"/>
    </style:style>
    <style:style style:name="T113" style:family="text">
      <style:text-properties officeooo:rsid="0127668a"/>
    </style:style>
    <style:style style:name="T114" style:family="text">
      <style:text-properties officeooo:rsid="012974a7"/>
    </style:style>
    <style:style style:name="T115" style:family="text">
      <style:text-properties officeooo:rsid="012b085e"/>
    </style:style>
    <style:style style:name="T116" style:family="text">
      <style:text-properties officeooo:rsid="012c8fe4"/>
    </style:style>
    <style:style style:name="T117" style:family="text">
      <style:text-properties officeooo:rsid="01457875"/>
    </style:style>
    <style:style style:name="T118" style:family="text">
      <style:text-properties officeooo:rsid="0146ca8d"/>
    </style:style>
    <style:style style:name="T119" style:family="text">
      <style:text-properties officeooo:rsid="0147a31c"/>
    </style:style>
    <style:style style:name="T120" style:family="text">
      <style:text-properties officeooo:rsid="01484f78"/>
    </style:style>
    <style:style style:name="T121" style:family="text">
      <style:text-properties officeooo:rsid="0151377a"/>
    </style:style>
    <style:style style:name="T122" style:family="text">
      <style:text-properties officeooo:rsid="0152f615"/>
    </style:style>
    <style:style style:name="T123" style:family="text">
      <style:text-properties officeooo:rsid="0155d115"/>
    </style:style>
    <style:style style:name="T124" style:family="text">
      <style:text-properties officeooo:rsid="0175ebc8"/>
    </style:style>
    <style:style style:name="T125" style:family="text">
      <style:text-properties officeooo:rsid="018a650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Memorandum</text:p>
      <text:p text:style-name="P9"><text:span text:style-name="T84">To:</text:span><text:tab/><text:tab/><text:span text:style-name="T86">Joe Benge – Instructor, English Department</text:span></text:p>
      <text:p text:style-name="P10"><text:span text:style-name="T84">CC:</text:span><text:tab/><text:tab/><text:span text:style-name="T86">Debbie Hlady – Chair, English Department</text:span></text:p>
      <text:p text:style-name="P9"><text:span text:style-name="T84">From:</text:span><text:tab/><text:tab/><text:span text:style-name="T85">Pavel A. Bolokhov</text:span></text:p>
      <text:p text:style-name="P9"><text:span text:style-name="T84">Re:</text:span><text:tab/><text:tab/><text:span text:style-name="T85">PLA Assignment (English 170)</text:span></text:p>
      <text:p text:style-name="P22"><text:span text:style-name="T84">Date:</text:span><text:tab/><text:tab/><text:span text:style-name="T87">October 5, 2014</text:span></text:p>
      <text:h text:style-name="P49" text:outline-level="1">Summary</text:h>
      <text:p text:style-name="P20">Hi <text:s/><text:span text:style-name="T86">Joe. My English language proficiency, in regards to writing and communication skills, comes from a variety of sources. They include doing postdoctoral research at North American universities, reporting at conferences and teaching at Canadian institutions. I believe that based on these skills I qualify for an exemption from English 170 course at Camosun College.</text:span></text:p>
      <text:h text:style-name="P50" text:outline-level="1">Introduction</text:h>
      <text:p text:style-name="P21">The dominant part of my English writing and communication experience comes from the Academia. <text:span text:style-name="T124">I also had a non-academic commercial affiliation where I gained experience in workplace communication in English. I assess that all this experience enables me to qualify for an exemption from English 170 course. </text:span></text:p>
      <text:p text:style-name="P37">Where reasonable, this Memorandum includes detailed and illustrative examples of work or research that I performed in the past. I am open to any questions, remarks or notes concerning this Memo.</text:p>
      <text:h text:style-name="P51" text:outline-level="1">English Courses</text:h>
      <text:p text:style-name="P3">In my academic <text:span text:style-name="T80">career </text:span>the only English courses I have taken were those offered in the Bachelor and Master programs <text:span text:style-name="T81">at</text:span> <text:span text:style-name="T97">the </text:span>St.Petersburg State University. I have not taken any English courses in North American institutions.</text:p>
      <text:p text:style-name="P4">The Bachelor program at the Physics Department at St.Petersburg State University offers a course officially named "Foreign Language (English)", and taught in the duration of the whole four-year program, totaling to 374 hours. The course ends with a final exam. <text:span text:style-name="T54">I took this course during 1995</text:span><text:span text:style-name="T5">‒1999.</text:span></text:p>
      <text:p text:style-name="P4">The Master program offers a similar, slightly advanced, course called English in Professional Communications", totaling to 250 hours <text:span text:style-name="T52">of class</text:span>, and ending with a final exam. <text:span text:style-name="T55">I took this course during 2000</text:span><text:span text:style-name="T5">‒</text:span><text:span text:style-name="T55">2002.</text:span></text:p>
      <text:p text:style-name="P3">Both courses are taught in a tutoring style, <text:span text:style-name="T72">meaning</text:span> <text:span text:style-name="T98">that t</text:span>hey are not comprised <text:span text:style-name="T82">by a </text:span>series of lectures. Instead, submission of information to students alternates with frequent "polling" of the audience, assigning quick tasks such as reading, spelling and talking, <text:span text:style-name="T53">as well as general discussion.</text:span> <text:span text:style-name="T83">In this sense, the courses are highly interactive and dynamical. </text:span>Both courses are <text:span text:style-name="T56">directed mainly </text:span>towards <text:span text:style-name="T99">training the students to understand </text:span>scientific literature. An adequate level of grammar is provided. The Master program course includes elements of verbal communication and written communication to some (quite <text:soft-page-break/>minimal) extent. Although at <text:span text:style-name="T100">the </text:span>present time the contents and level of those courses may have changed, I do not find the level of <text:span text:style-name="T101">the </text:span>courses adequate for a person to be able to perform scientific work in a modern <text:span text:style-name="T117">E</text:span>nglish-speaking environment. </text:p>
      <text:p text:style-name="P3">I finished both courses with the "excellent" grade.</text:p>
      <text:h text:style-name="P52" text:outline-level="1">Published Papers</text:h>
      <text:p text:style-name="P5">Research publications in my scientific <text:span text:style-name="T121">background might </text:span>seem very similar one to another for a scientist who is not directly involved into the corresponding area of research. This is quite common for the area of theoretical physics. <text:span text:style-name="T60">Also quite common is the fact that papers are written in collaboration with other scientists. That means that part of the text is not authored by me. Certainly, I have read the contributions of the other co-authors, and even made language corrections in places where I found it necessary. I need to express that in my case, the majority of the papers were written in collaboration with </text:span><text:span text:style-name="T58">russian</text:span><text:span text:style-name="T61">-speaking co-authors. </text:span><text:span text:style-name="T62">I put this in favour of the fact that a significant share of </text:span><text:span text:style-name="T63">writing</text:span><text:span text:style-name="T62">, structur</text:span><text:span text:style-name="T65">e</text:span><text:span text:style-name="T62">, </text:span><text:span text:style-name="T66">textual and graphical </text:span><text:span text:style-name="T62">design </text:span><text:span text:style-name="T64">was my </text:span><text:span text:style-name="T62">responsibility.</text:span></text:p>
      <text:p text:style-name="P8">I will provide examples of my two recent publications.</text:p>
      <text:list xml:id="list4387517103828292020" text:style-name="L1">
        <text:list-item>
          <text:p text:style-name="P38">“<text:span text:style-name="T57">Twisted-Mass Potential on the Non-Abelian String World Sheet Induced by Bulk Masses</text:span>”, P.A.Bolokhov, M.Shifman and A.Yung, arXiv:1308.4494, Phys.Rev.D88 085016 (2013)</text:p>
          <text:p text:style-name="P39">This is a relatively short paper describing "incremental" progress in our current field of research. For that matter, it does not <text:span text:style-name="T70">contain any special features such as figures, graphs, charts, or even tables. Nevertheless, it presents results which had not been known by the moment of publication to the relevant scientific community. Such results perform the role of a connector between our current problems and the problems projected into the nearest future.</text:span></text:p>
        </text:list-item>
        <text:list-item>
          <text:p text:style-name="P40">“<text:span text:style-name="T57">Large-N Solution of the Heterotic CP(N-1) Model with Twisted Masses</text:span>”, P.A.Bolokhov,M.Shifman and A.Yung, arXiv:1001.1757, Phys.Rev.D82 025011 (2010)</text:p>
          <text:p text:style-name="P41">This is an example of a longer work, performed over a period of a year. As the text spans some sixty pages, a table of contents is provided. The text is very structured, including an introductory review of the subject (<text:span text:style-name="T57">besides</text:span> the customary "Introduction" section), the bulk of work and results being presented, and a number of appendices. <text:span text:style-name="T71">In contrast to the previous example, this paper includes various graphical illustrations, such as figures and plots. A table is used in an appendix for the sake of clarification of certain ambiguous notations. </text:span></text:p>
        </text:list-item>
      </text:list>
      <text:h text:style-name="P52" text:outline-level="1">Teaching Materials</text:h>
      <text:p text:style-name="P6"><text:span text:style-name="T102">Below </text:span>I <text:span text:style-name="T103">give</text:span> a brief description of two courses, one of which I <text:span text:style-name="T122">taught </text:span>at the University of Victoria, and the other at Simon Fraser University. In my opinion they both represent <text:span text:style-name="T73">an unambiguous amount of composing, writing, structuring, presenting and organizing work, performed in different settings and at different institutions.</text:span></text:p>
      <text:list xml:id="list7525432312702387786" text:style-name="L2">
        <text:list-item>
          <text:p text:style-name="P42">Thermodynamics P317, University of Victoria, Summer 2010</text:p>
          <text:p text:style-name="P43">This is an undergraduate course, the contents of which, although flexible, had been stuck to <text:span text:style-name="T104">a</text:span> series of notes used by previous instructor. It was noticeable that each new instructor introduced certain sections according to his or her taste or field of interest. I received a suggestion from the department to enhance the theoretical fundamentals of the class material. In accord to this, I took a job <text:span text:style-name="T105">of</text:span> re-writ<text:span text:style-name="T105">ing</text:span> the material in such a way that it would extensively rely on <text:span text:style-name="T74">and be in </text:span><text:soft-page-break/><text:span text:style-name="T74">agreement with </text:span>my newly introduced enhancements on math and general theory. <text:span text:style-name="T74">As a benefit, this produced a series of hand-written lecture notes. These notes were subsequently made available to students at the end of the lectures as an aid to preparation to the final. </text:span></text:p>
          <text:p text:style-name="P44">As the number of students was not big (fifteen students), I decided to make the final examination oral. That did not assume that the students were to make official reports or talks in front of a board of instructors. Instead, each student was questioned individually. An easy way to imagine this is to think that a student was given a "usual" written test, but had to provide answers orally to me and a professor who <text:span text:style-name="T106">had been </text:span>the instructor of this course in the previous year. A plenty of preparation time was given to each student. One of the benefits of such an approach was that each student <text:span text:style-name="T76">was </text:span>given a chance to "sque<text:span text:style-name="T118">e</text:span>ze" from his- or herself as much <text:span text:style-name="T77">of </text:span>answer as possible, <text:span text:style-name="T78">given enough time to remember facts that had not come up to them right away.</text:span> <text:span text:style-name="T107">The</text:span> approach of a written test would typically limit students in time, without giving any chances for correcting a mistake</text:p>
        </text:list-item>
        <text:list-item>
          <text:p text:style-name="P45">Particle Physics 485/871, Simon Fraser University, Spring 2013</text:p>
          <text:p text:style-name="P46">This course is read to a combined audience of graduate and undergraduate students. The goal of the course is to provide an introduction to particle physics for willing <text:span text:style-name="T108">physics </text:span>students regardless of their degree program. The circumstance, however, significantly limits the mathematical <text:span text:style-name="T75">techniques and physical background which can be exploited in the lectures. Nevertheless, as I found very interesting to myself, it is quite possible to present the subject of particle physics to students with little or no exposure to a very important pre-requisite subject of Quantum Field Theory. </text:span></text:p>
          <text:p text:style-name="P47"><text:span text:style-name="T79">As </text:span>I accepted the offer to teach this course on a very short notice, <text:span text:style-name="T79">I essentially inherited the material from the previous instructor. However, I still took the job of enhancing certain theoretical features, and even introduced the whole new section on Cosmology. I felt it important to convey to students the idea that Cosmology is an important source of information for particle physics, and offered the section "for <text:s/>free" (</text:span><text:span text:style-name="T59">i.e.</text:span><text:span text:style-name="T67"> </text:span><text:span text:style-name="T69">it was </text:span><text:span text:style-name="T67">not examinable). The idea of this new </text:span><text:span text:style-name="T68">and exciting </text:span><text:span text:style-name="T67">chapter was very welcome by the audience.</text:span></text:p>
        </text:list-item>
      </text:list>
      <text:p text:style-name="P7"/>
      <text:h text:style-name="P52" text:outline-level="1">Conference Materials</text:h>
      <text:p text:style-name="P12">Part of scientific research work is delivering and sharing your results with scientists from all over <text:span text:style-name="T109">the world</text:span>. Although typically one <text:span text:style-name="T110">still </text:span>publishes his or her work in recognized journals, there is no substitute for live communication with top scientists who can provide a better audit of <text:span text:style-name="T111">the</text:span> work than a<text:span text:style-name="T112">ny</text:span> journal referee. Conferences <text:span text:style-name="T119">are</text:span> also <text:span text:style-name="T120">a </text:span>place where you learn of ideas of others. However, participation in conferences always requires one to prepare the material in a presentable and attractive form, <text:span text:style-name="T88">typically in some sort of slides. And in this sense there is no big difference between speaking at a conference or giving a seminar </text:span><text:span text:style-name="T3">—</text:span><text:span text:style-name="T88"> the material can be the same. </text:span></text:p>
      <text:p text:style-name="P14">I have given <text:span text:style-name="T89">both types of talks </text:span><text:span text:style-name="T3">—</text:span><text:span text:style-name="T89"> blackboard seminars, and reports at conferences. The most notable conferences (in terms of the size of the gathering) perhaps were "Continuous Advances in QCD" held at the University of Minnesota in 2011, and "International Symposium on Particles, Strings and Cosmology" held at the Perimeter Institute, Ontario in 2008. Please find below in </text:span><text:span text:style-name="T89"><text:sequence-ref text:reference-format="category-and-value" text:ref-name="refTable0">Table 1</text:sequence-ref></text:span><text:span text:style-name="T89"> a more complete list of talks and reports that I made during the recent years. </text:span></text:p>
      <text:p text:style-name="P13"/>
      <text:p text:style-name="P36"><text:soft-page-break/>Table <text:sequence text:ref-name="refTable0" text:name="Table" text:formula="ooow:Table+1" style:num-format="1">1</text:sequence>: Talks at Seminars and Conferences</text:p>
      <table:table table:name="Table1" table:style-name="Table1">
        <table:table-column table:style-name="Table1.A"/>
        <table:table-column table:style-name="Table1.B"/>
        <table:table-row>
          <table:table-cell table:style-name="Table1.A1" office:value-type="string">
            <text:p text:style-name="P24">Date</text:p>
          </table:table-cell>
          <table:table-cell table:style-name="Table1.B1" office:value-type="string">
            <text:p text:style-name="P25">Hosting Institution /<text:span text:style-name="T91"> Location</text:span></text:p>
          </table:table-cell>
        </table:table-row>
        <table:table-row>
          <table:table-cell table:style-name="Table1.A2" office:value-type="string">
            <text:p text:style-name="P26">July 2005</text:p>
          </table:table-cell>
          <table:table-cell table:style-name="Table1.B2" office:value-type="string">
            <text:p text:style-name="P26"><text:span text:style-name="T94">Seminar, </text:span>Perimeter Institute for Theoretical Physics, Ontario</text:p>
          </table:table-cell>
        </table:table-row>
        <table:table-row>
          <table:table-cell table:style-name="Table1.A2" office:value-type="string">
            <text:p text:style-name="P27">August 2005</text:p>
          </table:table-cell>
          <table:table-cell table:style-name="Table1.B2" office:value-type="string">
            <text:p text:style-name="P27">Canadian-American-Mexican Student Conference, San Diego</text:p>
          </table:table-cell>
        </table:table-row>
        <table:table-row>
          <table:table-cell table:style-name="Table1.A2" office:value-type="string">
            <text:p text:style-name="P28">October 2005</text:p>
          </table:table-cell>
          <table:table-cell table:style-name="Table1.B2" office:value-type="string">
            <text:p text:style-name="P29">The 17<text:span text:style-name="T92">th</text:span> International Conference on Particles and Nuclei, Santa Fe, NM</text:p>
          </table:table-cell>
        </table:table-row>
        <table:table-row>
          <table:table-cell table:style-name="Table1.A2" office:value-type="string">
            <text:p text:style-name="P30">December 2006</text:p>
          </table:table-cell>
          <table:table-cell table:style-name="Table1.B2" office:value-type="string">
            <text:p text:style-name="P30">Seminars at University of Toronto and McGill <text:span text:style-name="T93">University</text:span></text:p>
          </table:table-cell>
        </table:table-row>
        <table:table-row>
          <table:table-cell table:style-name="Table1.A2" office:value-type="string">
            <text:p text:style-name="P31">June 2008</text:p>
          </table:table-cell>
          <table:table-cell table:style-name="Table1.B2" office:value-type="string">
            <text:p text:style-name="P31">International Symposium on Particles, Strings and Cosmology, Perimeter Institute</text:p>
          </table:table-cell>
        </table:table-row>
        <table:table-row>
          <table:table-cell table:style-name="Table1.A2" office:value-type="string">
            <text:p text:style-name="P32">July 2009</text:p>
          </table:table-cell>
          <table:table-cell table:style-name="Table1.B2" office:value-type="string">
            <text:p text:style-name="P32">Symposium on Theoretical and Mathematical Physics, St.Petersburg</text:p>
          </table:table-cell>
        </table:table-row>
        <table:table-row>
          <table:table-cell table:style-name="Table1.A2" office:value-type="string">
            <text:p text:style-name="P33">May 2011</text:p>
          </table:table-cell>
          <table:table-cell table:style-name="Table1.B2" office:value-type="string">
            <text:p text:style-name="P33">Continuous Advances in QCD, <text:span text:style-name="T95">University of Minnesota</text:span></text:p>
          </table:table-cell>
        </table:table-row>
        <table:table-row>
          <table:table-cell table:style-name="Table1.A2" office:value-type="string">
            <text:p text:style-name="P34">October 2012</text:p>
          </table:table-cell>
          <table:table-cell table:style-name="Table1.B2" office:value-type="string">
            <text:p text:style-name="P34">Seminar at the University of Pennsylvania</text:p>
          </table:table-cell>
        </table:table-row>
      </table:table>
      <text:p text:style-name="P35"/>
      <text:h text:style-name="P52" text:outline-level="1">PhD Thesis</text:h>
      <text:p text:style-name="P15"><text:span text:style-name="T113">A </text:span>defence of the PhD thesis is a somewhat similar experience to reporting at conference<text:span text:style-name="T96">s</text:span>. The differences include the fact that the preparation is significantly longer <text:span text:style-name="T3">— </text:span><text:span text:style-name="T2">several years. Th</text:span><text:span text:style-name="T36">e research</text:span><text:span text:style-name="T2"> material is then abstracted, </text:span><text:span text:style-name="T6">put into a </text:span><text:span text:style-name="T2">concise </text:span><text:span text:style-name="T12">(but illustrative) </text:span><text:span text:style-name="T6">form </text:span><text:span text:style-name="T7">and </text:span><text:span text:style-name="T6">turned into </text:span><text:span text:style-name="T2">a thesis. After the approval of the thesis, the defence itself takes place. Another difference </text:span><text:span text:style-name="T37">from a conference </text:span><text:span text:style-name="T2">is that the defence has a force of an exam </text:span><text:span text:style-name="T3">— </text:span><text:span text:style-name="T2">the </text:span><text:span text:style-name="T38">answers to the questions from both the Committee and the audience</text:span><text:span text:style-name="T2"> affect the final "mark". </text:span><text:span text:style-name="T8">In my case, the basis for the thesis were a few articles that I had published by the time of the defence. </text:span><text:span text:style-name="T9">They had to be re-arranged, compressed, </text:span><text:span text:style-name="T10">sewed </text:span><text:span text:style-name="T13">together</text:span><text:span text:style-name="T10"> and </text:span><text:span text:style-name="T11">given the shape of a proper </text:span><text:span text:style-name="T42">write-up</text:span><text:span text:style-name="T11">. </text:span><text:span text:style-name="T14">The defence "presentation" material, in its turn, is </text:span><text:span text:style-name="T15">a</text:span><text:span text:style-name="T14"> very abbreviated version of the defence thesis. </text:span><text:span text:style-name="T16">As customary, I prepared and presented it in the form of slides.</text:span></text:p>
      <text:p text:style-name="P11"/>
      <text:h text:style-name="P53" text:outline-level="1">Communication <text:span text:style-name="T123">in the </text:span>Workplace</text:h>
      <text:p text:style-name="P16">The most part of my work ca<text:span text:style-name="T114">r</text:span>eer was related to Academia, and I have already describe<text:span text:style-name="T115">d</text:span> a significant part of work <text:span text:style-name="T116">and </text:span>collaborative communication in that sphere.</text:p>
      <text:p text:style-name="P17">There was, however, a period when I worked as a programmer at a commercial software company in St.Petersburg. <text:span text:style-name="T90">The company was actively collaborating with their western partners </text:span><text:span text:style-name="T3">— </text:span><text:span text:style-name="T19">for the major part,</text:span><text:span text:style-name="T17"> a </text:span><text:span text:style-name="T49">B</text:span><text:span text:style-name="T17">ritish company. </text:span><text:span text:style-name="T19">There is no need to say that all of the software staff of our company had to have email conversations and consultation</text:span><text:span text:style-name="T43">s</text:span><text:span text:style-name="T19"> with </text:span><text:span text:style-name="T20">our </text:span><text:span text:style-name="T48">B</text:span><text:span text:style-name="T20">ritish counterparts.</text:span><text:span text:style-name="T17"> </text:span><text:span text:style-name="T18">Although my </text:span><text:span text:style-name="T50">E</text:span><text:span text:style-name="T18">nglish experience and skills </text:span><text:span text:style-name="T25">were </text:span><text:span text:style-name="T18">significantly less </text:span><text:span text:style-name="T39">developed </text:span><text:span text:style-name="T18">than </text:span><text:span text:style-name="T21">they are </text:span><text:span text:style-name="T18">presently, </text:span><text:span text:style-name="T21">they were </text:span><text:span text:style-name="T18">still "estimated" as being "above" the average. </text:span><text:span text:style-name="T22">Very quickly I was assigned an unofficial "job" </text:span><text:span text:style-name="T23">of being a reviewer </text:span><text:span text:style-name="T24">of technical documentation that our company was producing, with the purpose of correcting written </text:span><text:span text:style-name="T51">E</text:span><text:span text:style-name="T24">nglish. </text:span><text:span text:style-name="T26">Even at that "</text:span><text:span text:style-name="T40">early" </text:span><text:span text:style-name="T26">time </text:span><text:span text:style-name="T41">in </text:span><text:span text:style-name="T44">the development of my </text:span><text:span text:style-name="T51">E</text:span><text:span text:style-name="T44">nglish,</text:span><text:span text:style-name="T41"> </text:span><text:span text:style-name="T26">I was finding that there </text:span><text:span text:style-name="T27">were </text:span><text:span text:style-name="T41">quite numerous </text:span><text:span text:style-name="T27">things </text:span><text:span text:style-name="T45">and places</text:span><text:span text:style-name="T27"> to correct, </text:span><text:span text:style-name="T28">as my collaborators produced numerous mistakes which regular spell-checkers would not have caught. </text:span><text:span text:style-name="T32">Due to copyright restrictions of the </text:span><text:span text:style-name="T34">contract between </text:span><text:span text:style-name="T33">the two companies,</text:span><text:span text:style-name="T32"> </text:span><text:span text:style-name="T29">I </text:span><text:span text:style-name="T33">have</text:span><text:span text:style-name="T29"> not </text:span><text:span text:style-name="T33">been </text:span><text:span text:style-name="T29">in </text:span><text:span text:style-name="T30">pos</text:span><text:span text:style-name="T31">s</text:span><text:span text:style-name="T30">ession </text:span><text:span text:style-name="T34">of materials which would </text:span><text:span text:style-name="T46">now </text:span><text:span text:style-name="T34">enable me to </text:span><text:span text:style-name="T35">illustrate </text:span><text:span text:style-name="T47">in detail </text:span><text:span text:style-name="T35">the type of work I was doing.</text:span></text:p>
      <text:h text:style-name="P54" text:outline-level="1"><text:soft-page-break/>Conclusion</text:h>
      <text:p text:style-name="P19"><text:span text:style-name="T125">I have gained significant experience in written English during my research and studies at North American post-secondary institutions, <text:s/>as well as during my teaching terms in Canadian institutions. I suggest that this enables me to qualify for an exemption from English 170 course at Camosun College</text:span></text:p>
      <text:p text:style-name="P48"/>
      <text:p text:style-name="P18">Looking forward to hearing from you,</text:p>
      <text:p text:style-name="P18"/>
      <text:p text:style-name="P18">Pave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font-size="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ff3300" officeooo:paragraph-rsid="00a4dfaf"/>
    </style:style>
    <style:style style:name="MP2" style:family="paragraph" style:parent-style-name="Header_20_left">
      <style:text-properties style:font-name="Times New Roman1" officeooo:rsid="00a4dfaf" style:font-name-asian="Times New Roman1" style:font-name-complex="Times New Roman1"/>
    </style:style>
    <style:style style:name="MT1" style:family="text">
      <style:text-properties officeooo:rsid="00a4dfaf"/>
    </style:style>
    <style:style style:name="MT2" style:family="text">
      <style:text-properties style:font-name="Times New Roman1" officeooo:rsid="007d6054" style:font-name-asian="Times New Roman1" style:font-name-complex="Times New Roman1"/>
    </style:style>
    <style:style style:name="MT3" style:family="text">
      <style:text-properties style:font-name="Times New Roman1" officeooo:rsid="00a4dfaf" style:font-name-asian="Times New Roman1" style:font-name-complex="Times New Roman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 / <text:span text:style-name="MT1">PLA Assignment </text:span><text:span text:style-name="MT2">— </text:span><text:span text:style-name="MT3">English 170</text:span></text:p>
      </style:header>
      <style:header-first>
        <text:p text:style-name="MP2"><text:span text:style-name="MT3"/></text:p>
      </style:head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2M35S</meta:editing-duration>
    <meta:editing-cycles>399</meta:editing-cycles>
    <meta:generator>LibreOffice/4.2.6.3$Windows_x86 LibreOffice_project/3fd416d4c6db7d3204c17ce57a1d70f6e531ee21</meta:generator>
    <dc:date>2014-10-18T09:12:32.125000000</dc:date>
    <meta:document-statistic meta:table-count="1" meta:image-count="0" meta:object-count="0" meta:page-count="5" meta:paragraph-count="64" meta:word-count="2007" meta:character-count="12537" meta:non-whitespace-character-count="10581"/>
    <meta:user-defined meta:name="Info 1"/>
    <meta:user-defined meta:name="Info 2"/>
    <meta:user-defined meta:name="Info 3"/>
    <meta:user-defined meta:name="Info 4"/>
  </office:meta>
</office:document-meta>
</file>